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de3e6" officeooo:paragraph-rsid="000de3e6"/>
    </style:style>
    <style:style style:name="P2" style:family="paragraph" style:parent-style-name="Text_20_body">
      <style:text-properties officeooo:paragraph-rsid="00140ce1"/>
    </style:style>
    <style:style style:name="P3" style:family="paragraph" style:parent-style-name="Text_20_body">
      <style:text-properties officeooo:paragraph-rsid="00154f52"/>
    </style:style>
    <style:style style:name="P4" style:family="paragraph" style:parent-style-name="Title">
      <style:text-properties officeooo:rsid="000de3e6" officeooo:paragraph-rsid="000de3e6"/>
    </style:style>
    <style:style style:name="P5" style:family="paragraph" style:parent-style-name="Heading_20_3">
      <style:text-properties officeooo:rsid="002ab468" officeooo:paragraph-rsid="003266e0"/>
    </style:style>
    <style:style style:name="P6" style:family="paragraph" style:parent-style-name="Heading_20_3">
      <style:text-properties officeooo:rsid="002ab468" officeooo:paragraph-rsid="00353aa9"/>
    </style:style>
    <style:style style:name="P7" style:family="paragraph" style:parent-style-name="Heading_20_3">
      <style:text-properties officeooo:rsid="002c9f19" officeooo:paragraph-rsid="002c9f19"/>
    </style:style>
    <style:style style:name="P8" style:family="paragraph" style:parent-style-name="Heading_20_3">
      <style:text-properties officeooo:rsid="002ca84d" officeooo:paragraph-rsid="002ca84d"/>
    </style:style>
    <style:style style:name="P9" style:family="paragraph" style:parent-style-name="Heading_20_3">
      <style:text-properties officeooo:paragraph-rsid="003266e0"/>
    </style:style>
    <style:style style:name="P10" style:family="paragraph" style:parent-style-name="Standard">
      <style:text-properties officeooo:paragraph-rsid="001fa1f4"/>
    </style:style>
    <style:style style:name="P11" style:family="paragraph" style:parent-style-name="Standard">
      <style:text-properties officeooo:rsid="0023ae0a" officeooo:paragraph-rsid="00296d13"/>
    </style:style>
    <style:style style:name="P12" style:family="paragraph" style:parent-style-name="Standard">
      <style:text-properties officeooo:rsid="00270592" officeooo:paragraph-rsid="00270592"/>
    </style:style>
    <style:style style:name="P13" style:family="paragraph" style:parent-style-name="Standard">
      <style:text-properties officeooo:rsid="00270592" officeooo:paragraph-rsid="00296d13"/>
    </style:style>
    <style:style style:name="P14" style:family="paragraph" style:parent-style-name="Text_20_body">
      <style:text-properties officeooo:rsid="000f06aa" officeooo:paragraph-rsid="00154f52"/>
    </style:style>
    <style:style style:name="P15" style:family="paragraph" style:parent-style-name="Text_20_body" style:list-style-name="L1">
      <style:text-properties officeooo:rsid="0014ec4c" officeooo:paragraph-rsid="0014ec4c"/>
    </style:style>
    <style:style style:name="P16" style:family="paragraph" style:parent-style-name="Text_20_body" style:list-style-name="L1">
      <style:text-properties officeooo:rsid="00154f52" officeooo:paragraph-rsid="00154f52"/>
    </style:style>
    <style:style style:name="P17" style:family="paragraph" style:parent-style-name="Text_20_body" style:list-style-name="L1">
      <style:text-properties officeooo:rsid="00169d2f" officeooo:paragraph-rsid="00169d2f"/>
    </style:style>
    <style:style style:name="P18" style:family="paragraph" style:parent-style-name="Text_20_body">
      <style:text-properties officeooo:rsid="00169d2f" officeooo:paragraph-rsid="00169d2f"/>
    </style:style>
    <style:style style:name="P19" style:family="paragraph" style:parent-style-name="Text_20_body">
      <style:text-properties officeooo:rsid="00169d2f" officeooo:paragraph-rsid="0017a957"/>
    </style:style>
    <style:style style:name="P20" style:family="paragraph" style:parent-style-name="Text_20_body">
      <style:text-properties officeooo:rsid="0017a957" officeooo:paragraph-rsid="0017a957"/>
    </style:style>
    <style:style style:name="P21" style:family="paragraph" style:parent-style-name="Text_20_body">
      <style:text-properties officeooo:paragraph-rsid="00199333"/>
    </style:style>
    <style:style style:name="P22" style:family="paragraph" style:parent-style-name="Text_20_body">
      <style:text-properties officeooo:rsid="001bb534" officeooo:paragraph-rsid="001bb534"/>
    </style:style>
    <style:style style:name="P23" style:family="paragraph" style:parent-style-name="Text_20_body">
      <style:text-properties officeooo:rsid="001edc76" officeooo:paragraph-rsid="00270592"/>
    </style:style>
    <style:style style:name="P24" style:family="paragraph" style:parent-style-name="Text_20_body">
      <style:text-properties officeooo:rsid="0023ae0a" officeooo:paragraph-rsid="0023ae0a"/>
    </style:style>
    <style:style style:name="P25" style:family="paragraph" style:parent-style-name="Text_20_body">
      <style:text-properties officeooo:rsid="0023ae0a" officeooo:paragraph-rsid="00296d13"/>
    </style:style>
    <style:style style:name="P26" style:family="paragraph" style:parent-style-name="Text_20_body">
      <style:text-properties officeooo:rsid="00257963" officeooo:paragraph-rsid="00257963"/>
    </style:style>
    <style:style style:name="P27" style:family="paragraph" style:parent-style-name="Text_20_body">
      <style:text-properties officeooo:rsid="00270592" officeooo:paragraph-rsid="00270592"/>
    </style:style>
    <style:style style:name="P28" style:family="paragraph" style:parent-style-name="Text_20_body">
      <style:text-properties officeooo:rsid="002ab468" officeooo:paragraph-rsid="003266e0"/>
    </style:style>
    <style:style style:name="P29" style:family="paragraph" style:parent-style-name="Text_20_body">
      <style:text-properties officeooo:rsid="002ab468" officeooo:paragraph-rsid="00343571"/>
    </style:style>
    <style:style style:name="P30" style:family="paragraph" style:parent-style-name="Text_20_body">
      <style:text-properties officeooo:rsid="002c9f19" officeooo:paragraph-rsid="002c9f19"/>
    </style:style>
    <style:style style:name="P31" style:family="paragraph" style:parent-style-name="Text_20_body">
      <style:text-properties officeooo:paragraph-rsid="002c9f19"/>
    </style:style>
    <style:style style:name="P32" style:family="paragraph" style:parent-style-name="Text_20_body">
      <style:text-properties officeooo:rsid="002ca84d" officeooo:paragraph-rsid="002ca84d"/>
    </style:style>
    <style:style style:name="P33" style:family="paragraph" style:parent-style-name="Text_20_body">
      <style:text-properties officeooo:rsid="002ca84d" officeooo:paragraph-rsid="003266e0"/>
    </style:style>
    <style:style style:name="P34" style:family="paragraph" style:parent-style-name="Text_20_body">
      <style:text-properties officeooo:rsid="002ca84d" officeooo:paragraph-rsid="00353aa9"/>
    </style:style>
    <style:style style:name="P35" style:family="paragraph" style:parent-style-name="Text_20_body">
      <style:text-properties officeooo:rsid="002e688b" officeooo:paragraph-rsid="00308d0d"/>
    </style:style>
    <style:style style:name="P36" style:family="paragraph" style:parent-style-name="Text_20_body">
      <style:text-properties officeooo:rsid="00301a19" officeooo:paragraph-rsid="00301a19"/>
    </style:style>
    <style:style style:name="P37" style:family="paragraph" style:parent-style-name="Text_20_body">
      <style:text-properties officeooo:rsid="00308d0d" officeooo:paragraph-rsid="00308d0d"/>
    </style:style>
    <style:style style:name="P38" style:family="paragraph" style:parent-style-name="Text_20_body">
      <style:text-properties officeooo:rsid="00308d0d" officeooo:paragraph-rsid="003266e0"/>
    </style:style>
    <style:style style:name="P39" style:family="paragraph" style:parent-style-name="Text_20_body">
      <style:text-properties officeooo:rsid="003266e0" officeooo:paragraph-rsid="003266e0"/>
    </style:style>
    <style:style style:name="P40" style:family="paragraph" style:parent-style-name="Text_20_body">
      <style:text-properties officeooo:rsid="00353aa9" officeooo:paragraph-rsid="00353aa9"/>
    </style:style>
    <style:style style:name="P41" style:family="paragraph" style:parent-style-name="Contents_20_Heading">
      <style:paragraph-properties fo:break-before="page"/>
    </style:style>
    <style:style style:name="P42" style:family="paragraph" style:parent-style-name="Heading_20_1">
      <style:text-properties officeooo:rsid="00140ce1" officeooo:paragraph-rsid="00140ce1"/>
    </style:style>
    <style:style style:name="P43" style:family="paragraph" style:parent-style-name="Heading_20_1">
      <style:text-properties officeooo:rsid="00169d2f" officeooo:paragraph-rsid="00169d2f"/>
    </style:style>
    <style:style style:name="P44" style:family="paragraph" style:parent-style-name="Heading_20_1">
      <style:paragraph-properties fo:break-before="page"/>
      <style:text-properties officeooo:rsid="000de3e6" officeooo:paragraph-rsid="000de3e6"/>
    </style:style>
    <style:style style:name="P45" style:family="paragraph" style:parent-style-name="Heading_20_2">
      <style:text-properties officeooo:rsid="00169d2f" officeooo:paragraph-rsid="00169d2f"/>
    </style:style>
    <style:style style:name="P46" style:family="paragraph" style:parent-style-name="Heading_20_2">
      <style:text-properties officeooo:rsid="00199333" officeooo:paragraph-rsid="00199333"/>
    </style:style>
    <style:style style:name="P47" style:family="paragraph" style:parent-style-name="Heading_20_2">
      <style:text-properties officeooo:rsid="001bb534" officeooo:paragraph-rsid="001bb534"/>
    </style:style>
    <style:style style:name="P48" style:family="paragraph" style:parent-style-name="Heading_20_2">
      <style:text-properties officeooo:rsid="001fa1f4" officeooo:paragraph-rsid="001fa1f4"/>
    </style:style>
    <style:style style:name="P49" style:family="paragraph" style:parent-style-name="Heading_20_2">
      <style:text-properties officeooo:rsid="0023ae0a" officeooo:paragraph-rsid="00296d13"/>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de3e6"/>
    </style:style>
    <style:style style:name="T2" style:family="text">
      <style:text-properties officeooo:rsid="000f06aa"/>
    </style:style>
    <style:style style:name="T3" style:family="text">
      <style:text-properties fo:font-weight="bold" style:font-weight-asian="bold" style:font-weight-complex="bold"/>
    </style:style>
    <style:style style:name="T4" style:family="text">
      <style:text-properties fo:font-weight="bold" officeooo:rsid="000f06aa" style:font-weight-asian="bold" style:font-weight-complex="bold"/>
    </style:style>
    <style:style style:name="T5" style:family="text">
      <style:text-properties fo:font-weight="bold" officeooo:rsid="00270592" style:font-weight-asian="bold" style:font-weight-complex="bold"/>
    </style:style>
    <style:style style:name="T6" style:family="text">
      <style:text-properties fo:font-weight="bold" officeooo:rsid="002c9f19" style:font-weight-asian="bold" style:font-weight-complex="bold"/>
    </style:style>
    <style:style style:name="T7" style:family="text">
      <style:text-properties fo:font-weight="bold" officeooo:rsid="00308d0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f06aa" style:font-weight-asian="normal" style:font-weight-complex="normal"/>
    </style:style>
    <style:style style:name="T10" style:family="text">
      <style:text-properties officeooo:rsid="00154f52"/>
    </style:style>
    <style:style style:name="T11" style:family="text">
      <style:text-properties officeooo:rsid="00181cfc"/>
    </style:style>
    <style:style style:name="T12" style:family="text">
      <style:text-properties officeooo:rsid="00199333"/>
    </style:style>
    <style:style style:name="T13" style:family="text">
      <style:text-properties officeooo:rsid="001bb534"/>
    </style:style>
    <style:style style:name="T14" style:family="text">
      <style:text-properties officeooo:rsid="001d9097"/>
    </style:style>
    <style:style style:name="T15" style:family="text">
      <style:text-properties officeooo:rsid="001fa1f4"/>
    </style:style>
    <style:style style:name="T16" style:family="text">
      <style:text-properties officeooo:rsid="00210f99"/>
    </style:style>
    <style:style style:name="T17" style:family="text">
      <style:text-properties officeooo:rsid="002191d7"/>
    </style:style>
    <style:style style:name="T18" style:family="text">
      <style:text-properties officeooo:rsid="00257963"/>
    </style:style>
    <style:style style:name="T19" style:family="text">
      <style:text-properties officeooo:rsid="00270592"/>
    </style:style>
    <style:style style:name="T20" style:family="text">
      <style:text-properties officeooo:rsid="0028f11f"/>
    </style:style>
    <style:style style:name="T21" style:family="text">
      <style:text-properties officeooo:rsid="00296d13"/>
    </style:style>
    <style:style style:name="T22" style:family="text">
      <style:text-properties officeooo:rsid="002ab468"/>
    </style:style>
    <style:style style:name="T23" style:family="text">
      <style:text-properties fo:font-style="italic" officeooo:rsid="00181cfc" style:font-style-asian="italic" style:font-style-complex="italic"/>
    </style:style>
    <style:style style:name="T24" style:family="text">
      <style:text-properties fo:font-style="normal" fo:font-weight="bold" officeooo:rsid="00181cfc" style:font-style-asian="normal" style:font-weight-asian="bold" style:font-style-complex="normal" style:font-weight-complex="bold"/>
    </style:style>
    <style:style style:name="T25" style:family="text">
      <style:text-properties fo:font-style="normal" fo:font-weight="bold" officeooo:rsid="00301a19" style:font-style-asian="normal" style:font-weight-asian="bold" style:font-style-complex="normal" style:font-weight-complex="bold"/>
    </style:style>
    <style:style style:name="T26" style:family="text">
      <style:text-properties officeooo:rsid="002c5d64"/>
    </style:style>
    <style:style style:name="T27" style:family="text">
      <style:text-properties officeooo:rsid="002c9f19"/>
    </style:style>
    <style:style style:name="T28" style:family="text">
      <style:text-properties officeooo:rsid="002e688b"/>
    </style:style>
    <style:style style:name="T29" style:family="text">
      <style:text-properties officeooo:rsid="00301a19"/>
    </style:style>
    <style:style style:name="T30" style:family="text">
      <style:text-properties officeooo:rsid="00308d0d"/>
    </style:style>
    <style:style style:name="T31" style:family="text">
      <style:text-properties officeooo:rsid="003266e0"/>
    </style:style>
    <style:style style:name="T32" style:family="text">
      <style:text-properties officeooo:rsid="00343571"/>
    </style:style>
    <style:style style:name="T33" style:family="text">
      <style:text-properties officeooo:rsid="00353aa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kidama</text:p>
      <text:p text:style-name="Subtitle"><text:tab/><text:span text:style-name="T1">Network application protocol definition</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50"><text:a xlink:type="simple" xlink:href="#__RefHeading___Toc105_2658993292" text:style-name="Index_20_Link" text:visited-style-name="Index_20_Link">1. Introduction<text:tab/>3</text:a></text:p>
          <text:p text:style-name="P50"><text:a xlink:type="simple" xlink:href="#__RefHeading___Toc107_2658993292" text:style-name="Index_20_Link" text:visited-style-name="Index_20_Link">2. Protocol minimalist definition<text:tab/>3</text:a></text:p>
          <text:p text:style-name="P50"><text:a xlink:type="simple" xlink:href="#__RefHeading___Toc122_2467648765" text:style-name="Index_20_Link" text:visited-style-name="Index_20_Link">3. Protocol requirements<text:tab/>3</text:a></text:p>
          <text:p text:style-name="P50"><text:a xlink:type="simple" xlink:href="#__RefHeading___Toc124_2467648765" text:style-name="Index_20_Link" text:visited-style-name="Index_20_Link">4. Protocol design and commands<text:tab/>3</text:a></text:p>
          <text:p text:style-name="P51"><text:a xlink:type="simple" xlink:href="#__RefHeading___Toc126_2467648765" text:style-name="Index_20_Link" text:visited-style-name="Index_20_Link">4.1 Root node<text:tab/>4</text:a></text:p>
          <text:p text:style-name="P51"><text:a xlink:type="simple" xlink:href="#__RefHeading___Toc128_2467648765" text:style-name="Index_20_Link" text:visited-style-name="Index_20_Link">4.2 Host node<text:tab/>4</text:a></text:p>
          <text:p text:style-name="P51"><text:a xlink:type="simple" xlink:href="#__RefHeading___Toc130_2467648765" text:style-name="Index_20_Link" text:visited-style-name="Index_20_Link">4.3 Compute Device node<text:tab/>4</text:a></text:p>
          <text:p text:style-name="P51"><text:a xlink:type="simple" xlink:href="#__RefHeading___Toc132_2467648765" text:style-name="Index_20_Link" text:visited-style-name="Index_20_Link">4.4 Confirmation node<text:tab/>4</text:a></text:p>
          <text:p text:style-name="P51"><text:a xlink:type="simple" xlink:href="#__RefHeading___Toc134_2467648765" text:style-name="Index_20_Link" text:visited-style-name="Index_20_Link">4.5 Computation kick node<text:tab/>4</text:a></text:p>
          <text:p text:style-name="P51"><text:a xlink:type="simple" xlink:href="#__RefHeading___Toc136_2467648765" text:style-name="Index_20_Link" text:visited-style-name="Index_20_Link">4.6 Result re-transmission node<text:tab/>5</text:a></text:p>
          <text:p text:style-name="P50"><text:a xlink:type="simple" xlink:href="#__RefHeading___Toc138_2467648765" text:style-name="Index_20_Link" text:visited-style-name="Index_20_Link">5. Formats and additional definitions<text:tab/>5</text:a></text:p>
          <text:p text:style-name="P51"><text:a xlink:type="simple" xlink:href="#__RefHeading___Toc140_2467648765" text:style-name="Index_20_Link" text:visited-style-name="Index_20_Link">5.1 Formats<text:tab/>5</text:a></text:p>
          <text:p text:style-name="P52"><text:a xlink:type="simple" xlink:href="#__RefHeading___Toc150_2467648765" text:style-name="Index_20_Link" text:visited-style-name="Index_20_Link">5.1.1 dynamic type<text:tab/>5</text:a></text:p>
          <text:p text:style-name="P52"><text:a xlink:type="simple" xlink:href="#__RefHeading___Toc152_2467648765" text:style-name="Index_20_Link" text:visited-style-name="Index_20_Link">5.1.2 List<text:tab/>5</text:a></text:p>
          <text:p text:style-name="P52"><text:a xlink:type="simple" xlink:href="#__RefHeading___Toc184_2467648765" text:style-name="Index_20_Link" text:visited-style-name="Index_20_Link">5.1.3 unsigned byte<text:tab/>5</text:a></text:p>
          <text:p text:style-name="P52"><text:a xlink:type="simple" xlink:href="#__RefHeading___Toc142_2467648765" text:style-name="Index_20_Link" text:visited-style-name="Index_20_Link">5.1.4 unsigned short<text:tab/>5</text:a></text:p>
          <text:p text:style-name="P52"><text:a xlink:type="simple" xlink:href="#__RefHeading___Toc144_2467648765" text:style-name="Index_20_Link" text:visited-style-name="Index_20_Link">5.1.5 unsigned long<text:tab/>6</text:a></text:p>
          <text:p text:style-name="P52"><text:a xlink:type="simple" xlink:href="#__RefHeading___Toc146_2467648765" text:style-name="Index_20_Link" text:visited-style-name="Index_20_Link">5.1.6 unsigned long long<text:tab/>6</text:a></text:p>
          <text:p text:style-name="P52"><text:a xlink:type="simple" xlink:href="#__RefHeading___Toc186_2467648765" text:style-name="Index_20_Link" text:visited-style-name="Index_20_Link">5.1.7 signed byte<text:tab/>6</text:a></text:p>
          <text:p text:style-name="P52"><text:a xlink:type="simple" xlink:href="#__RefHeading___Toc142_24676487651" text:style-name="Index_20_Link" text:visited-style-name="Index_20_Link">5.1.8 signed short<text:tab/>6</text:a></text:p>
          <text:p text:style-name="P52"><text:a xlink:type="simple" xlink:href="#__RefHeading___Toc144_24676487651" text:style-name="Index_20_Link" text:visited-style-name="Index_20_Link">5.1.9 signed long<text:tab/>6</text:a></text:p>
          <text:p text:style-name="P52"><text:a xlink:type="simple" xlink:href="#__RefHeading___Toc146_24676487651" text:style-name="Index_20_Link" text:visited-style-name="Index_20_Link">5.1.10 signed long long<text:tab/>6</text:a></text:p>
          <text:p text:style-name="P52"><text:a xlink:type="simple" xlink:href="#__RefHeading___Toc188_2467648765" text:style-name="Index_20_Link" text:visited-style-name="Index_20_Link">5.1.11 FP16<text:tab/>6</text:a></text:p>
          <text:p text:style-name="P52"><text:a xlink:type="simple" xlink:href="#__RefHeading___Toc190_2467648765" text:style-name="Index_20_Link" text:visited-style-name="Index_20_Link">5.1.12 FP32<text:tab/>6</text:a></text:p>
          <text:p text:style-name="P52"><text:a xlink:type="simple" xlink:href="#__RefHeading___Toc192_2467648765" text:style-name="Index_20_Link" text:visited-style-name="Index_20_Link">5.1.13 FP64<text:tab/>6</text:a></text:p>
          <text:p text:style-name="P52"><text:a xlink:type="simple" xlink:href="#__RefHeading___Toc194_2467648765" text:style-name="Index_20_Link" text:visited-style-name="Index_20_Link">5.1.14 char<text:tab/>7</text:a></text:p>
          <text:p text:style-name="P52"><text:a xlink:type="simple" xlink:href="#__RefHeading___Toc196_2467648765" text:style-name="Index_20_Link" text:visited-style-name="Index_20_Link">5.1.15 String<text:tab/>7</text:a></text:p>
        </text:index-body>
      </text:table-of-content>
      <text:p text:style-name="Text_20_body"/>
      <text:h text:style-name="P44" text:outline-level="1"><text:bookmark-start text:name="__RefHeading___Toc105_2658993292"/>1. Introduction<text:bookmark-end text:name="__RefHeading___Toc105_2658993292"/></text:h>
      <text:p text:style-name="P1">This document defines and specifies the Genkidama network application. The document will define the properties of the application protocol in all the fields from the most abstract ones (such as design philosophy, commands in general <text:span text:style-name="T2">and semantics</text:span>) to more specific properties <text:span text:style-name="T2">(</text:span>like <text:span text:style-name="T2">per command syntax</text:span>).</text:p>
      <text:h text:style-name="Heading_20_1" text:outline-level="1"><text:bookmark-start text:name="__RefHeading___Toc107_2658993292"/>2. <text:span text:style-name="T2">Protocol minimalist definition</text:span><text:bookmark-end text:name="__RefHeading___Toc107_2658993292"/></text:h>
      <text:p text:style-name="P2"><text:span text:style-name="T2">The </text:span><text:span text:style-name="T4">Genkidama</text:span><text:span text:style-name="T2"> network application protocol is built for communications between </text:span><text:span text:style-name="T4">GenkidamaH</text:span><text:span text:style-name="T2"> and </text:span><text:span text:style-name="T4">GenkidamaCD</text:span><text:span text:style-name="T2"> programs through a network. The protocol is designed to sit on top of the </text:span><text:span text:style-name="T4">TCP</text:span><text:span text:style-name="T2"> transport layer (the protocol itself does not provide any transport level guarantee). </text:span></text:p>
      <text:p text:style-name="P3"><text:span text:style-name="T2">Since the roles of the connected devices are not identical, </text:span><text:span text:style-name="T9">Genkidama</text:span><text:span text:style-name="T2"> is an </text:span><text:span text:style-name="T4">asymmetric</text:span><text:span text:style-name="T2"> protocol. The protocol <text:s/>doesn’t explicitly define client and server entities, only </text:span><text:span text:style-name="T4">host</text:span><text:span text:style-name="T2"> and</text:span><text:span text:style-name="T4"> compute device</text:span><text:span text:style-name="T2"> entities, in most cases though, the host will be the client and the compute device the server. The protocol assumes a stateful connection. </text:span></text:p>
      <text:p text:style-name="P14">Because of the different types of data that may be transmitted, the protocol works at byte level, bytes might then be interpreted as different data types.</text:p>
      <text:h text:style-name="P42" text:outline-level="1"><text:bookmark-start text:name="__RefHeading___Toc122_2467648765"/>3. Protocol requirements<text:bookmark-end text:name="__RefHeading___Toc122_2467648765"/></text:h>
      <text:p text:style-name="P2"><text:span text:style-name="T2">The protocol has <text:s/>to provide an interface wide enough to capture all the use-cases defined for </text:span><text:span text:style-name="T9">GenkidamaH</text:span><text:span text:style-name="T2">. The use-cases present some challenges which in turn define some requirements:</text:span></text:p>
      <text:list xml:id="list2758101323" text:style-name="L1">
        <text:list-item>
          <text:p text:style-name="P15">The messages in the protocol need to <text:span text:style-name="T10">support dynamic lengths</text:span></text:p>
        </text:list-item>
        <text:list-item>
          <text:p text:style-name="P16">The maximum length of the message needs to be big enough for any kind of practical uses.</text:p>
        </text:list-item>
        <text:list-item>
          <text:p text:style-name="P16">The messages need to be entirely received before parsing.</text:p>
        </text:list-item>
        <text:list-item>
          <text:p text:style-name="P17">The information conveyed in each message must be self contained, state is not to be used as a tool for translation. For example if dynamic types are being used, information about the type needs to be transmitted too.</text:p>
        </text:list-item>
        <text:list-item>
          <text:p text:style-name="P17">Commands need to be as abstract as possible while staying relatable to use-cases. Flags are to be used to encompass different behaviors.</text:p>
        </text:list-item>
      </text:list>
      <text:h text:style-name="P43" text:outline-level="1"><text:bookmark-start text:name="__RefHeading___Toc124_2467648765"/>4. Protocol design <text:span text:style-name="T19">and commands</text:span><text:bookmark-end text:name="__RefHeading___Toc124_2467648765"/></text:h>
      <text:p text:style-name="P18">The protocol is designed in a hierarchy. The lower level nodes will be more refined commands with narrow scope while <text:s/>the upper levels are about commands in an abstract sense and wide scope. The leafs of the tree are the only real instances of commands.</text:p>
      <text:p text:style-name="P20">Because full reception is needed before parsing starts, we need to know the length of the command to decide when we are done reading the command. To achieve this, all <text:span text:style-name="T16">dynamic</text:span> fields in commands are preceded by the length they take, <text:span text:style-name="T11">the length is expressed as</text:span><text:span text:style-name="T23"> </text:span><text:span text:style-name="T24">unsigned long </text:span><text:span text:style-name="T25">long</text:span><text:span text:style-name="T24"> </text:span><text:span text:style-name="T11">format</text:span>. </text:p>
      <text:p text:style-name="P18"/>
      <text:h text:style-name="P45" text:outline-level="2"><text:bookmark-start text:name="__RefHeading___Toc126_2467648765"/><text:soft-page-break/>4.1 Root node<text:bookmark-end text:name="__RefHeading___Toc126_2467648765"/></text:h>
      <text:p text:style-name="P19">The root node defines the common properties of all commands.</text:p>
      <text:p text:style-name="P20">The root node defines the master field which contains all the information about the command. In this level meta-information is leveraged, i.e. information about the command itself.</text:p>
      <text:p text:style-name="P20">The first field <text:span text:style-name="T12">is the command identifier, and the second field is the fields of the command.</text:span></text:p>
      <text:h text:style-name="P46" text:outline-level="2"><text:bookmark-start text:name="__RefHeading___Toc128_2467648765"/>4.2 Host node<text:bookmark-end text:name="__RefHeading___Toc128_2467648765"/></text:h>
      <text:p text:style-name="P21"><text:span text:style-name="T12">The host node extends the root node and defines the properties for the commands that the host can send the compute device.</text:span></text:p>
      <text:p text:style-name="P27">The host node has 2 fields:</text:p>
      <text:p text:style-name="P27">The first field is the host command ordinal number (<text:span text:style-name="T3">unsigned short </text:span>format) which tells which command number the issued command is, the second field is for the additional fields of the command.</text:p>
      <text:h text:style-name="P46" text:outline-level="2"><text:bookmark-start text:name="__RefHeading___Toc130_2467648765"/>4.3 Compute Device node<text:bookmark-end text:name="__RefHeading___Toc130_2467648765"/></text:h>
      <text:p text:style-name="P21"><text:span text:style-name="T12">The compute device node extends the root node and defines the properties for the commands that the compute device can send the host.</text:span></text:p>
      <text:p text:style-name="P27">The compute device node has 2 fields:</text:p>
      <text:p text:style-name="P27">The first field is the compute device command ordinal number (<text:span text:style-name="T3">unsigned short </text:span>format) which tells which command number the issued command is, the second field is for the additional fields of the command.</text:p>
      <text:h text:style-name="P49" text:outline-level="2"><text:bookmark-start text:name="__RefHeading___Toc132_2467648765"/>4.<text:span text:style-name="T21">4</text:span> <text:span text:style-name="T20">C</text:span>onfirmation node<text:bookmark-end text:name="__RefHeading___Toc132_2467648765"/></text:h>
      <text:p text:style-name="P25">The confirmation <text:span text:style-name="T18">node is used to confirm the receiving of a command , whether it has produced an error or not, and the details of the accepting or error.</text:span></text:p>
      <text:p text:style-name="P11"><text:span text:style-name="T13">The </text:span>confirmation<text:span text:style-name="T13"> command extends from the root node and adds 2 fields:</text:span></text:p>
      <text:p text:style-name="P11"/>
      <text:p text:style-name="P13">The first field is information about the command which includes two sub-fields, the command ordinal number and the command id. The second field is the details about the error or acceptance. This depends on the command to which the confirmation is replaying.</text:p>
      <text:h text:style-name="P47" text:outline-level="2"><text:bookmark-start text:name="__RefHeading___Toc134_2467648765"/>4.<text:span text:style-name="T21">5</text:span> Computation kick node<text:bookmark-end text:name="__RefHeading___Toc134_2467648765"/></text:h>
      <text:p text:style-name="P24">The computation kick node is used to issue a computation on the compute device by the host.</text:p>
      <text:p text:style-name="P22">The computation <text:span text:style-name="T14">kick</text:span> command <text:span text:style-name="T14">extends from the host node and adds 2 fields:</text:span></text:p>
      <text:p text:style-name="P23">The first field contains a number (<text:span text:style-name="T5">unsigned short </text:span><text:span text:style-name="T19">format</text:span>) which represents the program that is going to be executed in the compute device. The second field contains the parameter for the program which is sent in <text:span text:style-name="T3">dynamic type</text:span> format.</text:p>
      <text:h text:style-name="P48" text:outline-level="2"><text:bookmark-start text:name="__RefHeading___Toc136_2467648765"/><text:soft-page-break/>4.<text:span text:style-name="T21">6</text:span> Result re-transmission node<text:bookmark-end text:name="__RefHeading___Toc136_2467648765"/></text:h>
      <text:p text:style-name="P26">The result re-transmission node is used to re-transmit a result of a computation from the compute device to the host.</text:p>
      <text:p text:style-name="P10"><text:span text:style-name="T13">The result re-transmission <text:s/>command extends from the compute device node and adds 2 fields:</text:span></text:p>
      <text:p text:style-name="P23">The first field contains a<text:span text:style-name="T15">n number</text:span> (<text:span text:style-name="T5">unsigned short </text:span><text:span text:style-name="T19">format</text:span>) which represents the <text:span text:style-name="T17">id of the computation</text:span> that <text:span text:style-name="T17">was</text:span> executed in the compute device. The second field contains the <text:span text:style-name="T17">result</text:span> for the program which is sent in <text:span text:style-name="T3">dynamic type</text:span> format.</text:p>
      <text:p text:style-name="P23"/>
      <text:h text:style-name="Heading_20_1" text:outline-level="1"><text:bookmark-start text:name="__RefHeading___Toc138_2467648765"/>5. Formats and additional definitions<text:bookmark-end text:name="__RefHeading___Toc138_2467648765"/></text:h>
      <text:h text:style-name="Heading_20_2" text:outline-level="2"><text:bookmark-start text:name="__RefHeading___Toc140_2467648765"/>5.1 <text:span text:style-name="T22">Formats</text:span><text:bookmark-end text:name="__RefHeading___Toc140_2467648765"/></text:h>
      <text:h text:style-name="P7" text:outline-level="3"><text:bookmark-start text:name="__RefHeading___Toc150_2467648765"/>5.1.<text:span text:style-name="T31">1</text:span> dynamic type<text:bookmark-end text:name="__RefHeading___Toc150_2467648765"/></text:h>
      <text:p text:style-name="P30">The dynamic type format is composed by two fields:</text:p>
      <text:p text:style-name="P31"><text:span text:style-name="T27">The first field is a number in </text:span><text:span text:style-name="T6">unsigned byte</text:span><text:span text:style-name="T27"> format, which represents the id of the type. The second field is the value of the type. The type id should suffice to parse the content of the second field.</text:span></text:p>
      <text:p text:style-name="P30">There are various instances of dynamic types, <text:span text:style-name="T31">most type ids are left for user definition, some are given in the default implementation.</text:span></text:p>
      <text:p text:style-name="P36">Type id: does not have</text:p>
      <text:h text:style-name="P8" text:outline-level="3"><text:bookmark-start text:name="__RefHeading___Toc152_2467648765"/>5.1.<text:span text:style-name="T31">2</text:span> List<text:bookmark-end text:name="__RefHeading___Toc152_2467648765"/></text:h>
      <text:p text:style-name="P32">The list is a dynamic length format which allows to represent a linear collection of ordered data.</text:p>
      <text:p text:style-name="P32">The list format is composed of <text:span text:style-name="T28">2*</text:span>n + 1 fields</text:p>
      <text:p text:style-name="P35">The first field indicates how many elements the list has (<text:span text:style-name="T7">dynamic type</text:span> format, <text:span text:style-name="T30">this is supposed to be a natural type</text:span>). The (2*i)th field contains the number <text:span text:style-name="T29">(</text:span><text:span text:style-name="T7">dynamic type</text:span> format, <text:span text:style-name="T30">this is supposed to be a natural type)</text:span> of bytes that <text:span text:style-name="T29">the </text:span>(2*i <text:span text:style-name="T30">+ 1</text:span>)th <text:span text:style-name="T30">field has. <text:s/>The </text:span>(2*i <text:span text:style-name="T30">+ 1</text:span>)th <text:span text:style-name="T30">field is a </text:span><text:span text:style-name="T7">dynamic type format</text:span><text:span text:style-name="T30">.</text:span></text:p>
      <text:p text:style-name="P37">Type id: <text:span text:style-name="T31">0</text:span></text:p>
      <text:p text:style-name="P37"/>
      <text:h text:style-name="P9" text:outline-level="3"><text:bookmark-start text:name="__RefHeading___Toc184_2467648765"/>5.1.<text:span text:style-name="T33">3</text:span> <text:span text:style-name="T27">unsigned byte</text:span><text:bookmark-end text:name="__RefHeading___Toc184_2467648765"/></text:h>
      <text:p text:style-name="P28">The unsigned <text:span text:style-name="T27">byte</text:span> format is composed by <text:span text:style-name="T27">a</text:span> <text:span text:style-name="T27">single</text:span> byte which represent a <text:span text:style-name="T27">8</text:span> bit natural number.</text:p>
      <text:p text:style-name="P33">Type id: <text:span text:style-name="T31">1</text:span></text:p>
      <text:h text:style-name="P9" text:outline-level="3"><text:bookmark-start text:name="__RefHeading___Toc142_2467648765"/><text:span text:style-name="T22">5.1.4 </text:span>unsigned short<text:bookmark-end text:name="__RefHeading___Toc142_2467648765"/></text:h>
      <text:p text:style-name="P28">The unsigned short format is composed by two contiguous bytes which represent a 16 bit natural number.</text:p>
      <text:p text:style-name="P33">Type id: <text:span text:style-name="T31">2</text:span></text:p>
      <text:h text:style-name="P5" text:outline-level="3"><text:bookmark-start text:name="__RefHeading___Toc144_2467648765"/><text:soft-page-break/>5.1.<text:span text:style-name="T33">5</text:span> unsigned long<text:bookmark-end text:name="__RefHeading___Toc144_2467648765"/></text:h>
      <text:p text:style-name="P28">The unsigned <text:span text:style-name="T26">long</text:span> format is composed by <text:span text:style-name="T26">four</text:span> contiguous bytes which represent a <text:span text:style-name="T28">32</text:span> bit natural number.</text:p>
      <text:p text:style-name="P33">Type id: <text:span text:style-name="T31">3</text:span></text:p>
      <text:h text:style-name="P5" text:outline-level="3"><text:bookmark-start text:name="__RefHeading___Toc146_2467648765"/>5.1.<text:span text:style-name="T33">6 </text:span>unsigned long <text:span text:style-name="T28">long</text:span><text:bookmark-end text:name="__RefHeading___Toc146_2467648765"/></text:h>
      <text:p text:style-name="P28">The unsigned <text:span text:style-name="T26">long</text:span> format is composed by <text:span text:style-name="T28">eight</text:span> contiguous bytes which represent a <text:span text:style-name="T28">64</text:span> bit natural number.</text:p>
      <text:p text:style-name="P33">Type id: <text:span text:style-name="T31">4</text:span></text:p>
      <text:h text:style-name="P9" text:outline-level="3"><text:bookmark-start text:name="__RefHeading___Toc186_2467648765"/>5.1.<text:span text:style-name="T33">7</text:span> <text:span text:style-name="T27">signed byte</text:span><text:bookmark-end text:name="__RefHeading___Toc186_2467648765"/></text:h>
      <text:p text:style-name="P29">The <text:span text:style-name="T27">signed byte</text:span> format is composed by <text:span text:style-name="T27">a</text:span> <text:span text:style-name="T27">single</text:span> byte which represent a <text:span text:style-name="T27">8</text:span> bit <text:span text:style-name="T31">whole</text:span> number.</text:p>
      <text:p text:style-name="P33">Type id: <text:span text:style-name="T31">5</text:span></text:p>
      <text:h text:style-name="P9" text:outline-level="3"><text:bookmark-start text:name="__RefHeading___Toc142_24676487651"/><text:span text:style-name="T22">5.1.8 </text:span>signed short<text:bookmark-end text:name="__RefHeading___Toc142_24676487651"/></text:h>
      <text:p text:style-name="P28">The signed short format is composed by two contiguous bytes which represent a 16 bit <text:span text:style-name="T32">whole</text:span> number.</text:p>
      <text:p text:style-name="P33">Type id: <text:span text:style-name="T33">6</text:span></text:p>
      <text:h text:style-name="P5" text:outline-level="3"><text:bookmark-start text:name="__RefHeading___Toc144_24676487651"/>5.1.<text:span text:style-name="T33">9</text:span> signed long<text:bookmark-end text:name="__RefHeading___Toc144_24676487651"/></text:h>
      <text:p text:style-name="P28">The signed <text:span text:style-name="T26">long</text:span> format is composed by <text:span text:style-name="T26">four</text:span> contiguous bytes which represent a <text:span text:style-name="T28">32</text:span> bit <text:span text:style-name="T33">whole</text:span> number.</text:p>
      <text:p text:style-name="P33">Type id: <text:span text:style-name="T33">7</text:span></text:p>
      <text:h text:style-name="P5" text:outline-level="3"><text:bookmark-start text:name="__RefHeading___Toc146_24676487651"/>5.1.<text:span text:style-name="T33">10 </text:span>signed long <text:span text:style-name="T28">long</text:span><text:bookmark-end text:name="__RefHeading___Toc146_24676487651"/></text:h>
      <text:p text:style-name="P28">The signed <text:span text:style-name="T26">long</text:span> format is composed by <text:span text:style-name="T28">eight</text:span> contiguous bytes which represent a <text:span text:style-name="T28">64</text:span> bit <text:span text:style-name="T33">whole</text:span> number.</text:p>
      <text:p text:style-name="P33">Type id: <text:span text:style-name="T33">8</text:span></text:p>
      <text:h text:style-name="P5" text:outline-level="3"><text:bookmark-start text:name="__RefHeading___Toc188_2467648765"/>5.1.<text:span text:style-name="T33">11 FP16</text:span><text:bookmark-end text:name="__RefHeading___Toc188_2467648765"/></text:h>
      <text:p text:style-name="P38">Half-precision 16 bit float. Expressed in IEEE standard. </text:p>
      <text:p text:style-name="P33">Type id: <text:span text:style-name="T33">9</text:span></text:p>
      <text:h text:style-name="P5" text:outline-level="3"><text:bookmark-start text:name="__RefHeading___Toc190_2467648765"/>5.1.<text:span text:style-name="T33">12 FP32</text:span><text:bookmark-end text:name="__RefHeading___Toc190_2467648765"/></text:h>
      <text:p text:style-name="P38"><text:span text:style-name="T31">Single</text:span>-precision <text:span text:style-name="T31">32</text:span> bit float. Expressed in IEEE standard. </text:p>
      <text:p text:style-name="P33">Type id: <text:span text:style-name="T33">10</text:span></text:p>
      <text:h text:style-name="P5" text:outline-level="3"><text:bookmark-start text:name="__RefHeading___Toc192_2467648765"/>5.1.<text:span text:style-name="T33">13 FP64</text:span><text:bookmark-end text:name="__RefHeading___Toc192_2467648765"/></text:h>
      <text:p text:style-name="P38"><text:span text:style-name="T31">Double</text:span>-precision <text:span text:style-name="T31">64</text:span> bit float. Expressed in IEEE standard. </text:p>
      <text:p text:style-name="P33"><text:soft-page-break/>Type id: <text:span text:style-name="T33">11</text:span></text:p>
      <text:h text:style-name="P5" text:outline-level="3"><text:bookmark-start text:name="__RefHeading___Toc194_2467648765"/>5.1.<text:span text:style-name="T33">14 char</text:span><text:bookmark-end text:name="__RefHeading___Toc194_2467648765"/></text:h>
      <text:p text:style-name="P39">One byte UTF-8 character.</text:p>
      <text:p text:style-name="P33">Type id: <text:span text:style-name="T33">12</text:span></text:p>
      <text:h text:style-name="P6" text:outline-level="3"><text:bookmark-start text:name="__RefHeading___Toc196_2467648765"/>5.1.<text:span text:style-name="T33">15 String</text:span><text:bookmark-end text:name="__RefHeading___Toc196_2467648765"/></text:h>
      <text:p text:style-name="P40">This format represents a string and is of dynamic length.</text:p>
      <text:p text:style-name="P40">The format has two fields:</text:p>
      <text:p text:style-name="P40">The first field is a number (<text:span text:style-name="T3">dynamic type</text:span> format, it is supposed to be numeric) representing the number of characters to follow. The second field contains the character in <text:span text:style-name="T3">char </text:span><text:span text:style-name="T8">format.</text:span></text:p>
      <text:p text:style-name="P34">Type id: <text:span text:style-name="T33">13</text:span></text:p>
      <text:p text:style-name="P3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25:46.832426933</meta:creation-date>
    <dc:date>2019-03-21T19:24:04.099590187</dc:date>
    <meta:editing-duration>PT1H24M2S</meta:editing-duration>
    <meta:editing-cycles>25</meta:editing-cycles>
    <meta:generator>LibreOffice/6.0.7.3$Linux_X86_64 LibreOffice_project/00m0$Build-3</meta:generator>
    <meta:document-statistic meta:table-count="0" meta:image-count="0" meta:object-count="0" meta:page-count="7" meta:paragraph-count="123" meta:word-count="1401" meta:character-count="8118" meta:non-whitespace-character-count="6833"/>
  </office:meta>
</office:document-meta>
</file>